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ans Regular" svg:font-family="'Noto Sans Regular'" style:font-family-generic="system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009eda" draw:textarea-horizontal-align="justify" draw:textarea-vertical-align="middle" draw:auto-grow-height="false" fo:min-height="12.3cm" fo:min-width="10.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8cm" fo:min-width="3.8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8cm" fo:min-width="3.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cm" fo:min-width="4.8cm"/>
      <style:paragraph-properties style:writing-mode="lr-tb"/>
    </style:style>
    <style:style style:name="gr5" style:family="graphic" style:parent-style-name="standard">
      <style:graphic-properties draw:fill-color="#111111" draw:textarea-horizontal-align="justify" draw:textarea-vertical-align="middle" draw:auto-grow-height="false" fo:min-height="1.3cm" fo:min-width="4.8cm"/>
      <style:paragraph-properties style:writing-mode="lr-tb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2.8cm" fo:min-width="11.3cm"/>
    </style:style>
    <style:style style:name="gr7" style:family="graphic" style:parent-style-name="objectwithoutfill">
      <style:graphic-properties svg:stroke-width="0.212cm" svg:stroke-color="#ff0000" draw:marker-start-width="0.533cm" draw:marker-end="線條箭頭_20_1" draw:marker-end-width="0.543cm" draw:fill="none" fo:padding-top="0.181cm" fo:padding-bottom="0.181cm" fo:padding-left="0.181cm" fo:padding-right="0.181cm"/>
    </style:style>
    <style:style style:name="gr8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-color="#009ed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custom-shape draw:style-name="gr1" draw:text-style-name="P1" draw:layer="layout" svg:width="10.5cm" svg:height="12.5cm" svg:x="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2cm" svg:x="5.452cm" svg:y="1cm">
          <text:p text:style-name="P2">Das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3cm" svg:x="5.427cm" svg:y="3.364cm">
          <text:p text:style-name="P2">Site </text:p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3cm" svg:x="5.5cm" svg:y="6.656cm">
          <text:p text:style-name="P2">Reader </text:p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5.5cm" svg:y="10.301cm">
          <text:p text:style-name="P2">Repor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3cm" svg:x="5.427cm" svg:y="3.364cm">
          <text:p text:style-name="P2">Site </text:p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3cm" svg:x="11cm" svg:y="2.5cm">
          <text:p text:style-name="P2">Backend</text:p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3cm" svg:x="11cm" svg:y="6cm">
          <text:p text:style-name="P2">UI</text:p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3cm" svg:x="11cm" svg:y="9.5cm">
          <text:p text:style-name="P2">Event</text:p>
          <text:p text:style-name="P2">Hand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1.5cm" svg:x="8cm" svg:y="13.5cm">
          <text:p text:style-name="P2">CoreUI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1.5cm" svg:x="20cm" svg:y="13.5cm">
          <text:p text:style-name="P2">NextUI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1.5cm" svg:height="13cm" svg:x="16.5cm" svg:y="0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cm" svg:height="2cm" svg:x="16.952cm" svg:y="1cm">
            <text:p text:style-name="P2">Dash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cm" svg:height="3cm" svg:x="16.927cm" svg:y="3.364cm">
            <text:p text:style-name="P2">Site </text:p>
            <text:p text:style-name="P2">Settings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cm" svg:height="3cm" svg:x="17cm" svg:y="6.656cm">
            <text:p text:style-name="P2">Reader </text:p>
            <text:p text:style-name="P2">Settings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cm" svg:height="2cm" svg:x="17cm" svg:y="10.301cm">
            <text:p text:style-name="P2">Repor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cm" svg:height="3cm" svg:x="16.927cm" svg:y="3.364cm">
            <text:p text:style-name="P2">Site </text:p>
            <text:p text:style-name="P2">Settings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cm" svg:height="3cm" svg:x="22.5cm" svg:y="2.5cm">
            <text:p text:style-name="P2">Backend</text:p>
            <text:p text:style-name="P2">API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cm" svg:height="3cm" svg:x="22.5cm" svg:y="6cm">
            <text:p text:style-name="P2">UI</text:p>
            <text:p text:style-name="P2">Config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cm" svg:height="3cm" svg:x="22.5cm" svg:y="9.5cm">
            <text:p text:style-name="P2">Event</text:p>
            <text:p text:style-name="P2">Handler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3.5cm" svg:y1="14.5cm" svg:x2="19cm" svg:y2="14.5cm">
          <text:p/>
        </draw:line>
        <draw:custom-shape draw:style-name="gr2" draw:text-style-name="P3" draw:layer="layout" svg:width="4cm" svg:height="2cm" svg:x="0.5cm" svg:y="4cm">
          <text:p text:style-name="P2">Navigat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0.5cm" svg:y="6.5cm">
          <text:p text:style-name="P2">Sidebar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8" draw:layer="layout" svg:width="12.292cm" svg:height="10.386cm" svg:x="4.352cm" svg:y="3.104cm" draw:page-number="1" presentation:class="page"/>
          <draw:frame presentation:style-name="pr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ans Regular" svg:font-family="'Noto Sans Regular'" style:font-family-generic="system" style:font-pitch="variable"/>
    <style:font-face style:name="Noto Serif CJK TC" svg:font-family="'Noto Serif CJK T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marker draw:name="線條箭頭_20_1" draw:display-name="線條箭頭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Noto Serif CJK TC" style:font-size-asian="24pt" style:language-asian="zh" style:country-asian="CN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09:13:13.009477288</meta:creation-date>
    <meta:editing-duration>PT1M23S</meta:editing-duration>
    <meta:editing-cycles>2</meta:editing-cycles>
    <meta:generator>LibreOffice/7.0.4.2$Linux_X86_64 LibreOffice_project/00$Build-2</meta:generator>
    <dc:title>Vivid</dc:title>
    <dc:date>2023-09-06T09:27:17.284918781</dc:date>
    <meta:document-statistic meta:object-count="70"/>
  </office:meta>
</office:document-meta>
</file>